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d673f" officeooo:paragraph-rsid="001d673f"/>
    </style:style>
    <style:style style:name="P2" style:family="paragraph" style:parent-style-name="Standard">
      <style:text-properties style:font-name="Arial" officeooo:rsid="001f1158" officeooo:paragraph-rsid="001f1158"/>
    </style:style>
    <style:style style:name="P3" style:family="paragraph" style:parent-style-name="Standard">
      <style:text-properties style:font-name="Arial" officeooo:rsid="001fb18e" officeooo:paragraph-rsid="001fb18e"/>
    </style:style>
    <style:style style:name="P4" style:family="paragraph" style:parent-style-name="Standard">
      <style:text-properties style:font-name="Arial" officeooo:rsid="0025a103" officeooo:paragraph-rsid="0025a103"/>
    </style:style>
    <style:style style:name="P5" style:family="paragraph" style:parent-style-name="Standard">
      <style:text-properties style:font-name="Arial" officeooo:rsid="00279ba4" officeooo:paragraph-rsid="00279ba4"/>
    </style:style>
    <style:style style:name="T1" style:family="text">
      <style:text-properties officeooo:rsid="001fb18e"/>
    </style:style>
    <style:style style:name="T2" style:family="text">
      <style:text-properties officeooo:rsid="0020e9ea"/>
    </style:style>
    <style:style style:name="T3" style:family="text">
      <style:text-properties officeooo:rsid="002268c4"/>
    </style:style>
    <style:style style:name="T4" style:family="text">
      <style:text-properties officeooo:rsid="0023ec91"/>
    </style:style>
    <style:style style:name="T5" style:family="text">
      <style:text-properties officeooo:rsid="002914f7"/>
    </style:style>
    <style:style style:name="T6" style:family="text">
      <style:text-properties officeooo:rsid="002afc2a"/>
    </style:style>
    <style:style style:name="T7" style:family="text">
      <style:text-properties officeooo:rsid="002c1f09"/>
    </style:style>
    <style:style style:name="T8" style:family="text">
      <style:text-properties officeooo:rsid="002e4a2a"/>
    </style:style>
    <style:style style:name="T9" style:family="text">
      <style:text-properties officeooo:rsid="002eb6ab"/>
    </style:style>
    <style:style style:name="T10" style:family="text">
      <style:text-properties officeooo:rsid="002f377a"/>
    </style:style>
    <style:style style:name="T11" style:family="text">
      <style:text-properties officeooo:rsid="00305fbb"/>
    </style:style>
    <style:style style:name="T12" style:family="text">
      <style:text-properties officeooo:rsid="0031a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a^m*a^n</text:p>
      <text:p text:style-name="P2">2)<text:span text:style-name="T1">sqrt(</text:span><text:span text:style-name="T8">16</text:span><text:span text:style-name="T10">a^2</text:span><text:span text:style-name="T1">)</text:span></text:p>
      <text:p text:style-name="P5">3) <text:span text:style-name="T5">falsch</text:span></text:p>
      <text:p text:style-name="P3"><text:span text:style-name="T5">4</text:span>)<text:span text:style-name="T2">1600, </text:span><text:span text:style-name="T3">0.</text:span><text:span text:style-name="T11">0</text:span><text:span text:style-name="T3">4, </text:span><text:span text:style-name="T4">2.5l</text:span></text:p>
      <text:p text:style-name="P4"><text:span text:style-name="T5">5</text:span>) <text:span text:style-name="T6">24k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7T08:12:23.180000000</dc:date>
    <meta:editing-duration>PT9M50S</meta:editing-duration>
    <meta:editing-cycles>19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5" meta:word-count="9" meta:character-count="55" meta:non-whitespace-character-count="51"/>
  </office:meta>
</office:document-meta>
</file>